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18.727112">
            <text:p>118.727112</text:p>
          </table:table-cell>
          <table:table-cell office:value-type="float" office:value="1026">
            <text:p>1026</text:p>
            <draw:frame table:end-cell-address="Sheet1.K21" table:end-x="2.248cm" table:end-y="0.18cm" draw:z-index="0" draw:style-name="gr1" svg:width="17.641cm" svg:height="9.087cm" svg:x="0.103cm" svg:y="0.09cm">
              <draw:object draw:notify-on-update-of-ranges="Sheet1.A1:Sheet1.A124 Sheet1.B1:Sheet1.B124 Sheet1.E1:Sheet1.E1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table:formula="of:=+[.D1]/[.C1]*10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.111251">
            <text:p>119.111251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table:formula="of:=+[.D2]/[.C2]*10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8.501514">
            <text:p>118.501514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table:formula="of:=+[.D3]/[.C3]*10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8.673496">
            <text:p>118.673496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table:formula="of:=+[.D4]/[.C4]*10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81443">
            <text:p>64.681443</text:p>
          </table:table-cell>
          <table:table-cell office:value-type="float" office:value="1065">
            <text:p>1065</text:p>
          </table:table-cell>
          <table:table-cell office:value-type="float" office:value="37">
            <text:p>37</text:p>
          </table:table-cell>
          <table:table-cell table:formula="of:=+[.D5]/[.C5]*100" office:value-type="float" office:value="3.47417840375587">
            <text:p>3.47417840375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70542">
            <text:p>64.670542</text:p>
          </table:table-cell>
          <table:table-cell office:value-type="float" office:value="1067">
            <text:p>1067</text:p>
          </table:table-cell>
          <table:table-cell office:value-type="float" office:value="39">
            <text:p>39</text:p>
          </table:table-cell>
          <table:table-cell table:formula="of:=+[.D6]/[.C6]*100" office:value-type="float" office:value="3.65510777881912">
            <text:p>3.65510777881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348446">
            <text:p>64.348446</text:p>
          </table:table-cell>
          <table:table-cell office:value-type="float" office:value="1065">
            <text:p>1065</text:p>
          </table:table-cell>
          <table:table-cell office:value-type="float" office:value="37">
            <text:p>37</text:p>
          </table:table-cell>
          <table:table-cell table:formula="of:=+[.D7]/[.C7]*100" office:value-type="float" office:value="3.47417840375587">
            <text:p>3.47417840375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570765">
            <text:p>64.570765</text:p>
          </table:table-cell>
          <table:table-cell office:value-type="float" office:value="1067">
            <text:p>1067</text:p>
          </table:table-cell>
          <table:table-cell office:value-type="float" office:value="39">
            <text:p>39</text:p>
          </table:table-cell>
          <table:table-cell table:formula="of:=+[.D8]/[.C8]*100" office:value-type="float" office:value="3.65510777881912">
            <text:p>3.655107778819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891809">
            <text:p>47.891809</text:p>
          </table:table-cell>
          <table:table-cell office:value-type="float" office:value="1107">
            <text:p>1107</text:p>
          </table:table-cell>
          <table:table-cell office:value-type="float" office:value="77">
            <text:p>77</text:p>
          </table:table-cell>
          <table:table-cell table:formula="of:=+[.D9]/[.C9]*100" office:value-type="float" office:value="6.95573622402891">
            <text:p>6.955736224028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746115">
            <text:p>45.746115</text:p>
          </table:table-cell>
          <table:table-cell office:value-type="float" office:value="1091">
            <text:p>1091</text:p>
          </table:table-cell>
          <table:table-cell office:value-type="float" office:value="61">
            <text:p>61</text:p>
          </table:table-cell>
          <table:table-cell table:formula="of:=+[.D10]/[.C10]*100" office:value-type="float" office:value="5.59120073327223">
            <text:p>5.591200733272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360684">
            <text:p>46.360684</text:p>
          </table:table-cell>
          <table:table-cell office:value-type="float" office:value="1091">
            <text:p>1091</text:p>
          </table:table-cell>
          <table:table-cell office:value-type="float" office:value="61">
            <text:p>61</text:p>
          </table:table-cell>
          <table:table-cell table:formula="of:=+[.D11]/[.C11]*100" office:value-type="float" office:value="5.59120073327223">
            <text:p>5.591200733272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551788">
            <text:p>45.551788</text:p>
          </table:table-cell>
          <table:table-cell office:value-type="float" office:value="1089">
            <text:p>1089</text:p>
          </table:table-cell>
          <table:table-cell office:value-type="float" office:value="59">
            <text:p>59</text:p>
          </table:table-cell>
          <table:table-cell table:formula="of:=+[.D12]/[.C12]*100" office:value-type="float" office:value="5.4178145087236">
            <text:p>5.41781450872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940099">
            <text:p>43.940099</text:p>
          </table:table-cell>
          <table:table-cell office:value-type="float" office:value="1129">
            <text:p>1129</text:p>
          </table:table-cell>
          <table:table-cell office:value-type="float" office:value="97">
            <text:p>97</text:p>
          </table:table-cell>
          <table:table-cell table:formula="of:=+[.D13]/[.C13]*100" office:value-type="float" office:value="8.59167404782994">
            <text:p>8.591674047829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738072">
            <text:p>48.738072</text:p>
          </table:table-cell>
          <table:table-cell office:value-type="float" office:value="1144">
            <text:p>1144</text:p>
          </table:table-cell>
          <table:table-cell office:value-type="float" office:value="112">
            <text:p>112</text:p>
          </table:table-cell>
          <table:table-cell table:formula="of:=+[.D14]/[.C14]*100" office:value-type="float" office:value="9.79020979020979">
            <text:p>9.790209790209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.040349">
            <text:p>40.040349</text:p>
          </table:table-cell>
          <table:table-cell office:value-type="float" office:value="1113">
            <text:p>1113</text:p>
          </table:table-cell>
          <table:table-cell office:value-type="float" office:value="81">
            <text:p>81</text:p>
          </table:table-cell>
          <table:table-cell table:formula="of:=+[.D15]/[.C15]*100" office:value-type="float" office:value="7.27762803234501">
            <text:p>7.277628032345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50083">
            <text:p>47.50083</text:p>
          </table:table-cell>
          <table:table-cell office:value-type="float" office:value="1131">
            <text:p>1131</text:p>
          </table:table-cell>
          <table:table-cell office:value-type="float" office:value="99">
            <text:p>99</text:p>
          </table:table-cell>
          <table:table-cell table:formula="of:=+[.D16]/[.C16]*100" office:value-type="float" office:value="8.75331564986738">
            <text:p>8.753315649867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.932127">
            <text:p>39.932127</text:p>
          </table:table-cell>
          <table:table-cell office:value-type="float" office:value="1167">
            <text:p>1167</text:p>
          </table:table-cell>
          <table:table-cell office:value-type="float" office:value="133">
            <text:p>133</text:p>
          </table:table-cell>
          <table:table-cell table:formula="of:=+[.D17]/[.C17]*100" office:value-type="float" office:value="11.3967437874893">
            <text:p>11.39674378748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735771">
            <text:p>43.735771</text:p>
          </table:table-cell>
          <table:table-cell office:value-type="float" office:value="1144">
            <text:p>1144</text:p>
          </table:table-cell>
          <table:table-cell office:value-type="float" office:value="110">
            <text:p>110</text:p>
          </table:table-cell>
          <table:table-cell table:formula="of:=+[.D18]/[.C18]*100" office:value-type="float" office:value="9.61538461538462">
            <text:p>9.615384615384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.889665">
            <text:p>49.889665</text:p>
          </table:table-cell>
          <table:table-cell office:value-type="float" office:value="1133">
            <text:p>1133</text:p>
          </table:table-cell>
          <table:table-cell office:value-type="float" office:value="99">
            <text:p>99</text:p>
          </table:table-cell>
          <table:table-cell table:formula="of:=+[.D19]/[.C19]*100" office:value-type="float" office:value="8.7378640776699">
            <text:p>8.73786407766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.160544">
            <text:p>51.160544</text:p>
          </table:table-cell>
          <table:table-cell office:value-type="float" office:value="1156">
            <text:p>1156</text:p>
          </table:table-cell>
          <table:table-cell office:value-type="float" office:value="122">
            <text:p>122</text:p>
          </table:table-cell>
          <table:table-cell table:formula="of:=+[.D20]/[.C20]*100" office:value-type="float" office:value="10.5536332179931">
            <text:p>10.55363321799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.829185">
            <text:p>32.829185</text:p>
          </table:table-cell>
          <table:table-cell office:value-type="float" office:value="1171">
            <text:p>1171</text:p>
          </table:table-cell>
          <table:table-cell office:value-type="float" office:value="135">
            <text:p>135</text:p>
          </table:table-cell>
          <table:table-cell table:formula="of:=+[.D21]/[.C21]*100" office:value-type="float" office:value="11.5286080273271">
            <text:p>11.52860802732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.460184">
            <text:p>46.460184</text:p>
          </table:table-cell>
          <table:table-cell office:value-type="float" office:value="1162">
            <text:p>1162</text:p>
          </table:table-cell>
          <table:table-cell office:value-type="float" office:value="126">
            <text:p>126</text:p>
          </table:table-cell>
          <table:table-cell table:formula="of:=+[.D22]/[.C22]*100" office:value-type="float" office:value="10.8433734939759">
            <text:p>10.84337349397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.382127">
            <text:p>37.382127</text:p>
          </table:table-cell>
          <table:table-cell office:value-type="float" office:value="1186">
            <text:p>1186</text:p>
          </table:table-cell>
          <table:table-cell office:value-type="float" office:value="150">
            <text:p>150</text:p>
          </table:table-cell>
          <table:table-cell table:formula="of:=+[.D23]/[.C23]*100" office:value-type="float" office:value="12.6475548060708">
            <text:p>12.64755480607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.494746">
            <text:p>33.494746</text:p>
          </table:table-cell>
          <table:table-cell office:value-type="float" office:value="1188">
            <text:p>1188</text:p>
          </table:table-cell>
          <table:table-cell office:value-type="float" office:value="152">
            <text:p>152</text:p>
          </table:table-cell>
          <table:table-cell table:formula="of:=+[.D24]/[.C24]*100" office:value-type="float" office:value="12.7946127946128">
            <text:p>12.79461279461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.780032">
            <text:p>36.780032</text:p>
          </table:table-cell>
          <table:table-cell office:value-type="float" office:value="1198">
            <text:p>1198</text:p>
          </table:table-cell>
          <table:table-cell office:value-type="float" office:value="160">
            <text:p>160</text:p>
          </table:table-cell>
          <table:table-cell table:formula="of:=+[.D25]/[.C25]*100" office:value-type="float" office:value="13.355592654424">
            <text:p>13.3555926544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.162408">
            <text:p>34.162408</text:p>
          </table:table-cell>
          <table:table-cell office:value-type="float" office:value="1220">
            <text:p>1220</text:p>
          </table:table-cell>
          <table:table-cell office:value-type="float" office:value="182">
            <text:p>182</text:p>
          </table:table-cell>
          <table:table-cell table:formula="of:=+[.D26]/[.C26]*100" office:value-type="float" office:value="14.9180327868852">
            <text:p>14.9180327868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.552751">
            <text:p>28.552751</text:p>
          </table:table-cell>
          <table:table-cell office:value-type="float" office:value="1253">
            <text:p>1253</text:p>
          </table:table-cell>
          <table:table-cell office:value-type="float" office:value="215">
            <text:p>215</text:p>
          </table:table-cell>
          <table:table-cell table:formula="of:=+[.D27]/[.C27]*100" office:value-type="float" office:value="17.1588188347965">
            <text:p>17.15881883479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012611">
            <text:p>25.012611</text:p>
          </table:table-cell>
          <table:table-cell office:value-type="float" office:value="1211">
            <text:p>1211</text:p>
          </table:table-cell>
          <table:table-cell office:value-type="float" office:value="173">
            <text:p>173</text:p>
          </table:table-cell>
          <table:table-cell table:formula="of:=+[.D28]/[.C28]*100" office:value-type="float" office:value="14.2857142857143">
            <text:p>14.28571428571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378375">
            <text:p>26.378375</text:p>
          </table:table-cell>
          <table:table-cell office:value-type="float" office:value="1227">
            <text:p>1227</text:p>
          </table:table-cell>
          <table:table-cell office:value-type="float" office:value="187">
            <text:p>187</text:p>
          </table:table-cell>
          <table:table-cell table:formula="of:=+[.D29]/[.C29]*100" office:value-type="float" office:value="15.240423797881">
            <text:p>15.2404237978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192743">
            <text:p>28.192743</text:p>
          </table:table-cell>
          <table:table-cell office:value-type="float" office:value="1247">
            <text:p>1247</text:p>
          </table:table-cell>
          <table:table-cell office:value-type="float" office:value="207">
            <text:p>207</text:p>
          </table:table-cell>
          <table:table-cell table:formula="of:=+[.D30]/[.C30]*100" office:value-type="float" office:value="16.5998396150762">
            <text:p>16.59983961507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897622">
            <text:p>28.897622</text:p>
          </table:table-cell>
          <table:table-cell office:value-type="float" office:value="1227">
            <text:p>1227</text:p>
          </table:table-cell>
          <table:table-cell office:value-type="float" office:value="187">
            <text:p>187</text:p>
          </table:table-cell>
          <table:table-cell table:formula="of:=+[.D31]/[.C31]*100" office:value-type="float" office:value="15.240423797881">
            <text:p>15.2404237978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765841">
            <text:p>26.765841</text:p>
          </table:table-cell>
          <table:table-cell office:value-type="float" office:value="1235">
            <text:p>1235</text:p>
          </table:table-cell>
          <table:table-cell office:value-type="float" office:value="195">
            <text:p>195</text:p>
          </table:table-cell>
          <table:table-cell table:formula="of:=+[.D32]/[.C32]*100" office:value-type="float" office:value="15.7894736842105">
            <text:p>15.78947368421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874435">
            <text:p>30.874435</text:p>
          </table:table-cell>
          <table:table-cell office:value-type="float" office:value="1252">
            <text:p>1252</text:p>
          </table:table-cell>
          <table:table-cell office:value-type="float" office:value="210">
            <text:p>210</text:p>
          </table:table-cell>
          <table:table-cell table:formula="of:=+[.D33]/[.C33]*100" office:value-type="float" office:value="16.7731629392971">
            <text:p>16.77316293929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.443089">
            <text:p>31.443089</text:p>
          </table:table-cell>
          <table:table-cell office:value-type="float" office:value="1254">
            <text:p>1254</text:p>
          </table:table-cell>
          <table:table-cell office:value-type="float" office:value="212">
            <text:p>212</text:p>
          </table:table-cell>
          <table:table-cell table:formula="of:=+[.D34]/[.C34]*100" office:value-type="float" office:value="16.9059011164274">
            <text:p>16.90590111642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.977409">
            <text:p>29.977409</text:p>
          </table:table-cell>
          <table:table-cell office:value-type="float" office:value="1277">
            <text:p>1277</text:p>
          </table:table-cell>
          <table:table-cell office:value-type="float" office:value="235">
            <text:p>235</text:p>
          </table:table-cell>
          <table:table-cell table:formula="of:=+[.D35]/[.C35]*100" office:value-type="float" office:value="18.4025058731402">
            <text:p>18.40250587314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960008">
            <text:p>30.960008</text:p>
          </table:table-cell>
          <table:table-cell office:value-type="float" office:value="1282">
            <text:p>1282</text:p>
          </table:table-cell>
          <table:table-cell office:value-type="float" office:value="240">
            <text:p>240</text:p>
          </table:table-cell>
          <table:table-cell table:formula="of:=+[.D36]/[.C36]*100" office:value-type="float" office:value="18.7207488299532">
            <text:p>18.72074882995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.615457">
            <text:p>26.615457</text:p>
          </table:table-cell>
          <table:table-cell office:value-type="float" office:value="1286">
            <text:p>1286</text:p>
          </table:table-cell>
          <table:table-cell office:value-type="float" office:value="242">
            <text:p>242</text:p>
          </table:table-cell>
          <table:table-cell table:formula="of:=+[.D37]/[.C37]*100" office:value-type="float" office:value="18.8180404354588">
            <text:p>18.81804043545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.861355">
            <text:p>30.861355</text:p>
          </table:table-cell>
          <table:table-cell office:value-type="float" office:value="1290">
            <text:p>1290</text:p>
          </table:table-cell>
          <table:table-cell office:value-type="float" office:value="246">
            <text:p>246</text:p>
          </table:table-cell>
          <table:table-cell table:formula="of:=+[.D38]/[.C38]*100" office:value-type="float" office:value="19.0697674418605">
            <text:p>19.06976744186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.311583">
            <text:p>33.311583</text:p>
          </table:table-cell>
          <table:table-cell office:value-type="float" office:value="1251">
            <text:p>1251</text:p>
          </table:table-cell>
          <table:table-cell office:value-type="float" office:value="207">
            <text:p>207</text:p>
          </table:table-cell>
          <table:table-cell table:formula="of:=+[.D39]/[.C39]*100" office:value-type="float" office:value="16.5467625899281">
            <text:p>16.54676258992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336241">
            <text:p>29.336241</text:p>
          </table:table-cell>
          <table:table-cell office:value-type="float" office:value="1271">
            <text:p>1271</text:p>
          </table:table-cell>
          <table:table-cell office:value-type="float" office:value="227">
            <text:p>227</text:p>
          </table:table-cell>
          <table:table-cell table:formula="of:=+[.D40]/[.C40]*100" office:value-type="float" office:value="17.8599527930763">
            <text:p>17.85995279307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.339307">
            <text:p>23.339307</text:p>
          </table:table-cell>
          <table:table-cell office:value-type="float" office:value="1320">
            <text:p>1320</text:p>
          </table:table-cell>
          <table:table-cell office:value-type="float" office:value="274">
            <text:p>274</text:p>
          </table:table-cell>
          <table:table-cell table:formula="of:=+[.D41]/[.C41]*100" office:value-type="float" office:value="20.7575757575758">
            <text:p>20.75757575757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.927865">
            <text:p>22.927865</text:p>
          </table:table-cell>
          <table:table-cell office:value-type="float" office:value="1296">
            <text:p>1296</text:p>
          </table:table-cell>
          <table:table-cell office:value-type="float" office:value="250">
            <text:p>250</text:p>
          </table:table-cell>
          <table:table-cell table:formula="of:=+[.D42]/[.C42]*100" office:value-type="float" office:value="19.2901234567901">
            <text:p>19.29012345679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.645567">
            <text:p>26.645567</text:p>
          </table:table-cell>
          <table:table-cell office:value-type="float" office:value="1268">
            <text:p>1268</text:p>
          </table:table-cell>
          <table:table-cell office:value-type="float" office:value="222">
            <text:p>222</text:p>
          </table:table-cell>
          <table:table-cell table:formula="of:=+[.D43]/[.C43]*100" office:value-type="float" office:value="17.5078864353312">
            <text:p>17.50788643533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.265534">
            <text:p>28.265534</text:p>
          </table:table-cell>
          <table:table-cell office:value-type="float" office:value="1294">
            <text:p>1294</text:p>
          </table:table-cell>
          <table:table-cell office:value-type="float" office:value="248">
            <text:p>248</text:p>
          </table:table-cell>
          <table:table-cell table:formula="of:=+[.D44]/[.C44]*100" office:value-type="float" office:value="19.1653786707883">
            <text:p>19.16537867078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175405">
            <text:p>25.175405</text:p>
          </table:table-cell>
          <table:table-cell office:value-type="float" office:value="1316">
            <text:p>1316</text:p>
          </table:table-cell>
          <table:table-cell office:value-type="float" office:value="268">
            <text:p>268</text:p>
          </table:table-cell>
          <table:table-cell table:formula="of:=+[.D45]/[.C45]*100" office:value-type="float" office:value="20.3647416413374">
            <text:p>20.36474164133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576084">
            <text:p>23.576084</text:p>
          </table:table-cell>
          <table:table-cell office:value-type="float" office:value="1356">
            <text:p>1356</text:p>
          </table:table-cell>
          <table:table-cell office:value-type="float" office:value="308">
            <text:p>308</text:p>
          </table:table-cell>
          <table:table-cell table:formula="of:=+[.D46]/[.C46]*100" office:value-type="float" office:value="22.7138643067847">
            <text:p>22.71386430678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984201">
            <text:p>23.984201</text:p>
          </table:table-cell>
          <table:table-cell office:value-type="float" office:value="1338">
            <text:p>1338</text:p>
          </table:table-cell>
          <table:table-cell office:value-type="float" office:value="290">
            <text:p>290</text:p>
          </table:table-cell>
          <table:table-cell table:formula="of:=+[.D47]/[.C47]*100" office:value-type="float" office:value="21.6741405082212">
            <text:p>21.67414050822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.809529">
            <text:p>27.809529</text:p>
          </table:table-cell>
          <table:table-cell office:value-type="float" office:value="1291">
            <text:p>1291</text:p>
          </table:table-cell>
          <table:table-cell office:value-type="float" office:value="243">
            <text:p>243</text:p>
          </table:table-cell>
          <table:table-cell table:formula="of:=+[.D48]/[.C48]*100" office:value-type="float" office:value="18.8226181254841">
            <text:p>18.82261812548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.62168">
            <text:p>23.62168</text:p>
          </table:table-cell>
          <table:table-cell office:value-type="float" office:value="1361">
            <text:p>1361</text:p>
          </table:table-cell>
          <table:table-cell office:value-type="float" office:value="311">
            <text:p>311</text:p>
          </table:table-cell>
          <table:table-cell table:formula="of:=+[.D49]/[.C49]*100" office:value-type="float" office:value="22.8508449669361">
            <text:p>22.85084496693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.893414">
            <text:p>23.893414</text:p>
          </table:table-cell>
          <table:table-cell office:value-type="float" office:value="1335">
            <text:p>1335</text:p>
          </table:table-cell>
          <table:table-cell office:value-type="float" office:value="285">
            <text:p>285</text:p>
          </table:table-cell>
          <table:table-cell table:formula="of:=+[.D50]/[.C50]*100" office:value-type="float" office:value="21.3483146067416">
            <text:p>21.34831460674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578382">
            <text:p>28.578382</text:p>
          </table:table-cell>
          <table:table-cell office:value-type="float" office:value="1339">
            <text:p>1339</text:p>
          </table:table-cell>
          <table:table-cell office:value-type="float" office:value="289">
            <text:p>289</text:p>
          </table:table-cell>
          <table:table-cell table:formula="of:=+[.D51]/[.C51]*100" office:value-type="float" office:value="21.5832710978342">
            <text:p>21.58327109783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.516567">
            <text:p>24.516567</text:p>
          </table:table-cell>
          <table:table-cell office:value-type="float" office:value="1321">
            <text:p>1321</text:p>
          </table:table-cell>
          <table:table-cell office:value-type="float" office:value="271">
            <text:p>271</text:p>
          </table:table-cell>
          <table:table-cell table:formula="of:=+[.D52]/[.C52]*100" office:value-type="float" office:value="20.5147615442846">
            <text:p>20.51476154428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.925967">
            <text:p>24.925967</text:p>
          </table:table-cell>
          <table:table-cell office:value-type="float" office:value="1393">
            <text:p>1393</text:p>
          </table:table-cell>
          <table:table-cell office:value-type="float" office:value="341">
            <text:p>341</text:p>
          </table:table-cell>
          <table:table-cell table:formula="of:=+[.D53]/[.C53]*100" office:value-type="float" office:value="24.4795405599426">
            <text:p>24.47954055994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.259068">
            <text:p>21.259068</text:p>
          </table:table-cell>
          <table:table-cell office:value-type="float" office:value="1345">
            <text:p>1345</text:p>
          </table:table-cell>
          <table:table-cell office:value-type="float" office:value="293">
            <text:p>293</text:p>
          </table:table-cell>
          <table:table-cell table:formula="of:=+[.D54]/[.C54]*100" office:value-type="float" office:value="21.7843866171004">
            <text:p>21.78438661710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429726">
            <text:p>25.429726</text:p>
          </table:table-cell>
          <table:table-cell office:value-type="float" office:value="1378">
            <text:p>1378</text:p>
          </table:table-cell>
          <table:table-cell office:value-type="float" office:value="326">
            <text:p>326</text:p>
          </table:table-cell>
          <table:table-cell table:formula="of:=+[.D55]/[.C55]*100" office:value-type="float" office:value="23.6574746008708">
            <text:p>23.65747460087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.568792">
            <text:p>20.568792</text:p>
          </table:table-cell>
          <table:table-cell office:value-type="float" office:value="1363">
            <text:p>1363</text:p>
          </table:table-cell>
          <table:table-cell office:value-type="float" office:value="311">
            <text:p>311</text:p>
          </table:table-cell>
          <table:table-cell table:formula="of:=+[.D56]/[.C56]*100" office:value-type="float" office:value="22.8173147468819">
            <text:p>22.81731474688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763022">
            <text:p>19.763022</text:p>
          </table:table-cell>
          <table:table-cell office:value-type="float" office:value="1370">
            <text:p>1370</text:p>
          </table:table-cell>
          <table:table-cell office:value-type="float" office:value="316">
            <text:p>316</text:p>
          </table:table-cell>
          <table:table-cell table:formula="of:=+[.D57]/[.C57]*100" office:value-type="float" office:value="23.0656934306569">
            <text:p>23.06569343065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.523615">
            <text:p>21.523615</text:p>
          </table:table-cell>
          <table:table-cell office:value-type="float" office:value="1396">
            <text:p>1396</text:p>
          </table:table-cell>
          <table:table-cell office:value-type="float" office:value="342">
            <text:p>342</text:p>
          </table:table-cell>
          <table:table-cell table:formula="of:=+[.D58]/[.C58]*100" office:value-type="float" office:value="24.4985673352436">
            <text:p>24.49856733524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.704733">
            <text:p>20.704733</text:p>
          </table:table-cell>
          <table:table-cell office:value-type="float" office:value="1421">
            <text:p>1421</text:p>
          </table:table-cell>
          <table:table-cell office:value-type="float" office:value="367">
            <text:p>367</text:p>
          </table:table-cell>
          <table:table-cell table:formula="of:=+[.D59]/[.C59]*100" office:value-type="float" office:value="25.8268824771288">
            <text:p>25.82688247712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.191597">
            <text:p>20.191597</text:p>
          </table:table-cell>
          <table:table-cell office:value-type="float" office:value="1366">
            <text:p>1366</text:p>
          </table:table-cell>
          <table:table-cell office:value-type="float" office:value="312">
            <text:p>312</text:p>
          </table:table-cell>
          <table:table-cell table:formula="of:=+[.D60]/[.C60]*100" office:value-type="float" office:value="22.8404099560761">
            <text:p>22.84040995607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620175">
            <text:p>20.620175</text:p>
          </table:table-cell>
          <table:table-cell office:value-type="float" office:value="1421">
            <text:p>1421</text:p>
          </table:table-cell>
          <table:table-cell office:value-type="float" office:value="365">
            <text:p>365</text:p>
          </table:table-cell>
          <table:table-cell table:formula="of:=+[.D61]/[.C61]*100" office:value-type="float" office:value="25.6861365235749">
            <text:p>25.68613652357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.857208">
            <text:p>21.857208</text:p>
          </table:table-cell>
          <table:table-cell office:value-type="float" office:value="1393">
            <text:p>1393</text:p>
          </table:table-cell>
          <table:table-cell office:value-type="float" office:value="337">
            <text:p>337</text:p>
          </table:table-cell>
          <table:table-cell table:formula="of:=+[.D62]/[.C62]*100" office:value-type="float" office:value="24.1923905240488">
            <text:p>24.19239052404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74327">
            <text:p>23.74327</text:p>
          </table:table-cell>
          <table:table-cell office:value-type="float" office:value="1438">
            <text:p>1438</text:p>
          </table:table-cell>
          <table:table-cell office:value-type="float" office:value="382">
            <text:p>382</text:p>
          </table:table-cell>
          <table:table-cell table:formula="of:=+[.D63]/[.C63]*100" office:value-type="float" office:value="26.5646731571627">
            <text:p>26.56467315716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796847">
            <text:p>20.796847</text:p>
          </table:table-cell>
          <table:table-cell office:value-type="float" office:value="1386">
            <text:p>1386</text:p>
          </table:table-cell>
          <table:table-cell office:value-type="float" office:value="330">
            <text:p>330</text:p>
          </table:table-cell>
          <table:table-cell table:formula="of:=+[.D64]/[.C64]*100" office:value-type="float" office:value="23.8095238095238">
            <text:p>23.80952380952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.368127">
            <text:p>19.368127</text:p>
          </table:table-cell>
          <table:table-cell office:value-type="float" office:value="1420">
            <text:p>1420</text:p>
          </table:table-cell>
          <table:table-cell office:value-type="float" office:value="362">
            <text:p>362</text:p>
          </table:table-cell>
          <table:table-cell table:formula="of:=+[.D65]/[.C65]*100" office:value-type="float" office:value="25.4929577464789">
            <text:p>25.49295774647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.074024">
            <text:p>22.074024</text:p>
          </table:table-cell>
          <table:table-cell office:value-type="float" office:value="1437">
            <text:p>1437</text:p>
          </table:table-cell>
          <table:table-cell office:value-type="float" office:value="379">
            <text:p>379</text:p>
          </table:table-cell>
          <table:table-cell table:formula="of:=+[.D66]/[.C66]*100" office:value-type="float" office:value="26.3743910925539">
            <text:p>26.37439109255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.585263">
            <text:p>22.585263</text:p>
          </table:table-cell>
          <table:table-cell office:value-type="float" office:value="1399">
            <text:p>1399</text:p>
          </table:table-cell>
          <table:table-cell office:value-type="float" office:value="341">
            <text:p>341</text:p>
          </table:table-cell>
          <table:table-cell table:formula="of:=+[.D67]/[.C67]*100" office:value-type="float" office:value="24.3745532523231">
            <text:p>24.37455325232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.064893">
            <text:p>21.064893</text:p>
          </table:table-cell>
          <table:table-cell office:value-type="float" office:value="1458">
            <text:p>1458</text:p>
          </table:table-cell>
          <table:table-cell office:value-type="float" office:value="400">
            <text:p>400</text:p>
          </table:table-cell>
          <table:table-cell table:formula="of:=+[.D68]/[.C68]*100" office:value-type="float" office:value="27.4348422496571">
            <text:p>27.43484224965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23041">
            <text:p>18.23041</text:p>
          </table:table-cell>
          <table:table-cell office:value-type="float" office:value="1440">
            <text:p>1440</text:p>
          </table:table-cell>
          <table:table-cell office:value-type="float" office:value="380">
            <text:p>380</text:p>
          </table:table-cell>
          <table:table-cell table:formula="of:=+[.D69]/[.C69]*100" office:value-type="float" office:value="26.3888888888889">
            <text:p>26.38888888888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799107">
            <text:p>18.799107</text:p>
          </table:table-cell>
          <table:table-cell office:value-type="float" office:value="1452">
            <text:p>1452</text:p>
          </table:table-cell>
          <table:table-cell office:value-type="float" office:value="392">
            <text:p>392</text:p>
          </table:table-cell>
          <table:table-cell table:formula="of:=+[.D70]/[.C70]*100" office:value-type="float" office:value="26.9972451790634">
            <text:p>26.99724517906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.328046">
            <text:p>21.328046</text:p>
          </table:table-cell>
          <table:table-cell office:value-type="float" office:value="1413">
            <text:p>1413</text:p>
          </table:table-cell>
          <table:table-cell office:value-type="float" office:value="353">
            <text:p>353</text:p>
          </table:table-cell>
          <table:table-cell table:formula="of:=+[.D71]/[.C71]*100" office:value-type="float" office:value="24.9823071479122">
            <text:p>24.98230714791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.782828">
            <text:p>17.782828</text:p>
          </table:table-cell>
          <table:table-cell office:value-type="float" office:value="1476">
            <text:p>1476</text:p>
          </table:table-cell>
          <table:table-cell office:value-type="float" office:value="416">
            <text:p>416</text:p>
          </table:table-cell>
          <table:table-cell table:formula="of:=+[.D72]/[.C72]*100" office:value-type="float" office:value="28.1842818428184">
            <text:p>28.18428184281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387467">
            <text:p>18.387467</text:p>
          </table:table-cell>
          <table:table-cell office:value-type="float" office:value="1498">
            <text:p>1498</text:p>
          </table:table-cell>
          <table:table-cell office:value-type="float" office:value="436">
            <text:p>436</text:p>
          </table:table-cell>
          <table:table-cell table:formula="of:=+[.D73]/[.C73]*100" office:value-type="float" office:value="29.105473965287">
            <text:p>29.1054739652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.16821">
            <text:p>22.16821</text:p>
          </table:table-cell>
          <table:table-cell office:value-type="float" office:value="1445">
            <text:p>1445</text:p>
          </table:table-cell>
          <table:table-cell office:value-type="float" office:value="383">
            <text:p>383</text:p>
          </table:table-cell>
          <table:table-cell table:formula="of:=+[.D74]/[.C74]*100" office:value-type="float" office:value="26.5051903114187">
            <text:p>26.50519031141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.734574">
            <text:p>16.734574</text:p>
          </table:table-cell>
          <table:table-cell office:value-type="float" office:value="1503">
            <text:p>1503</text:p>
          </table:table-cell>
          <table:table-cell office:value-type="float" office:value="441">
            <text:p>441</text:p>
          </table:table-cell>
          <table:table-cell table:formula="of:=+[.D75]/[.C75]*100" office:value-type="float" office:value="29.3413173652695">
            <text:p>29.34131736526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.763407">
            <text:p>20.763407</text:p>
          </table:table-cell>
          <table:table-cell office:value-type="float" office:value="1483">
            <text:p>1483</text:p>
          </table:table-cell>
          <table:table-cell office:value-type="float" office:value="421">
            <text:p>421</text:p>
          </table:table-cell>
          <table:table-cell table:formula="of:=+[.D76]/[.C76]*100" office:value-type="float" office:value="28.3884018880647">
            <text:p>28.38840188806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.513661">
            <text:p>19.513661</text:p>
          </table:table-cell>
          <table:table-cell office:value-type="float" office:value="1464">
            <text:p>1464</text:p>
          </table:table-cell>
          <table:table-cell office:value-type="float" office:value="400">
            <text:p>400</text:p>
          </table:table-cell>
          <table:table-cell table:formula="of:=+[.D77]/[.C77]*100" office:value-type="float" office:value="27.3224043715847">
            <text:p>27.32240437158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674163">
            <text:p>16.674163</text:p>
          </table:table-cell>
          <table:table-cell office:value-type="float" office:value="1442">
            <text:p>1442</text:p>
          </table:table-cell>
          <table:table-cell office:value-type="float" office:value="378">
            <text:p>378</text:p>
          </table:table-cell>
          <table:table-cell table:formula="of:=+[.D78]/[.C78]*100" office:value-type="float" office:value="26.2135922330097">
            <text:p>26.21359223300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801234">
            <text:p>18.801234</text:p>
          </table:table-cell>
          <table:table-cell office:value-type="float" office:value="1469">
            <text:p>1469</text:p>
          </table:table-cell>
          <table:table-cell office:value-type="float" office:value="405">
            <text:p>405</text:p>
          </table:table-cell>
          <table:table-cell table:formula="of:=+[.D79]/[.C79]*100" office:value-type="float" office:value="27.569775357386">
            <text:p>27.5697753573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025032">
            <text:p>16.025032</text:p>
          </table:table-cell>
          <table:table-cell office:value-type="float" office:value="1446">
            <text:p>1446</text:p>
          </table:table-cell>
          <table:table-cell office:value-type="float" office:value="382">
            <text:p>382</text:p>
          </table:table-cell>
          <table:table-cell table:formula="of:=+[.D80]/[.C80]*100" office:value-type="float" office:value="26.417704011065">
            <text:p>26.4177040110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.285984">
            <text:p>20.285984</text:p>
          </table:table-cell>
          <table:table-cell office:value-type="float" office:value="1472">
            <text:p>1472</text:p>
          </table:table-cell>
          <table:table-cell office:value-type="float" office:value="406">
            <text:p>406</text:p>
          </table:table-cell>
          <table:table-cell table:formula="of:=+[.D81]/[.C81]*100" office:value-type="float" office:value="27.5815217391304">
            <text:p>27.58152173913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.091737">
            <text:p>21.091737</text:p>
          </table:table-cell>
          <table:table-cell office:value-type="float" office:value="1558">
            <text:p>1558</text:p>
          </table:table-cell>
          <table:table-cell office:value-type="float" office:value="492">
            <text:p>492</text:p>
          </table:table-cell>
          <table:table-cell table:formula="of:=+[.D82]/[.C82]*100" office:value-type="float" office:value="31.5789473684211">
            <text:p>31.57894736842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.258123">
            <text:p>20.258123</text:p>
          </table:table-cell>
          <table:table-cell office:value-type="float" office:value="1507">
            <text:p>1507</text:p>
          </table:table-cell>
          <table:table-cell office:value-type="float" office:value="441">
            <text:p>441</text:p>
          </table:table-cell>
          <table:table-cell table:formula="of:=+[.D83]/[.C83]*100" office:value-type="float" office:value="29.2634372926344">
            <text:p>29.26343729263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.920819">
            <text:p>16.920819</text:p>
          </table:table-cell>
          <table:table-cell office:value-type="float" office:value="1513">
            <text:p>1513</text:p>
          </table:table-cell>
          <table:table-cell office:value-type="float" office:value="447">
            <text:p>447</text:p>
          </table:table-cell>
          <table:table-cell table:formula="of:=+[.D84]/[.C84]*100" office:value-type="float" office:value="29.5439524124256">
            <text:p>29.54395241242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138178">
            <text:p>17.138178</text:p>
          </table:table-cell>
          <table:table-cell office:value-type="float" office:value="1480">
            <text:p>1480</text:p>
          </table:table-cell>
          <table:table-cell office:value-type="float" office:value="412">
            <text:p>412</text:p>
          </table:table-cell>
          <table:table-cell table:formula="of:=+[.D85]/[.C85]*100" office:value-type="float" office:value="27.8378378378378">
            <text:p>27.83783783783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16584">
            <text:p>19.16584</text:p>
          </table:table-cell>
          <table:table-cell office:value-type="float" office:value="1522">
            <text:p>1522</text:p>
          </table:table-cell>
          <table:table-cell office:value-type="float" office:value="454">
            <text:p>454</text:p>
          </table:table-cell>
          <table:table-cell table:formula="of:=+[.D86]/[.C86]*100" office:value-type="float" office:value="29.8291721419185">
            <text:p>29.82917214191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.006047">
            <text:p>18.006047</text:p>
          </table:table-cell>
          <table:table-cell office:value-type="float" office:value="1469">
            <text:p>1469</text:p>
          </table:table-cell>
          <table:table-cell office:value-type="float" office:value="401">
            <text:p>401</text:p>
          </table:table-cell>
          <table:table-cell table:formula="of:=+[.D87]/[.C87]*100" office:value-type="float" office:value="27.2974812797822">
            <text:p>27.29748127978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059267">
            <text:p>17.059267</text:p>
          </table:table-cell>
          <table:table-cell office:value-type="float" office:value="1496">
            <text:p>1496</text:p>
          </table:table-cell>
          <table:table-cell office:value-type="float" office:value="428">
            <text:p>428</text:p>
          </table:table-cell>
          <table:table-cell table:formula="of:=+[.D88]/[.C88]*100" office:value-type="float" office:value="28.6096256684492">
            <text:p>28.609625668449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.461348">
            <text:p>18.461348</text:p>
          </table:table-cell>
          <table:table-cell office:value-type="float" office:value="1553">
            <text:p>1553</text:p>
          </table:table-cell>
          <table:table-cell office:value-type="float" office:value="483">
            <text:p>483</text:p>
          </table:table-cell>
          <table:table-cell table:formula="of:=+[.D89]/[.C89]*100" office:value-type="float" office:value="31.1010946555055">
            <text:p>31.10109465550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.811143">
            <text:p>19.811143</text:p>
          </table:table-cell>
          <table:table-cell office:value-type="float" office:value="1593">
            <text:p>1593</text:p>
          </table:table-cell>
          <table:table-cell office:value-type="float" office:value="523">
            <text:p>523</text:p>
          </table:table-cell>
          <table:table-cell table:formula="of:=+[.D90]/[.C90]*100" office:value-type="float" office:value="32.8311362209667">
            <text:p>32.8311362209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.297309">
            <text:p>17.297309</text:p>
          </table:table-cell>
          <table:table-cell office:value-type="float" office:value="1551">
            <text:p>1551</text:p>
          </table:table-cell>
          <table:table-cell office:value-type="float" office:value="481">
            <text:p>481</text:p>
          </table:table-cell>
          <table:table-cell table:formula="of:=+[.D91]/[.C91]*100" office:value-type="float" office:value="31.0122501611863">
            <text:p>31.012250161186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.78492">
            <text:p>16.78492</text:p>
          </table:table-cell>
          <table:table-cell office:value-type="float" office:value="1568">
            <text:p>1568</text:p>
          </table:table-cell>
          <table:table-cell office:value-type="float" office:value="498">
            <text:p>498</text:p>
          </table:table-cell>
          <table:table-cell table:formula="of:=+[.D92]/[.C92]*100" office:value-type="float" office:value="31.7602040816327">
            <text:p>31.76020408163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709245">
            <text:p>16.709245</text:p>
          </table:table-cell>
          <table:table-cell office:value-type="float" office:value="1560">
            <text:p>1560</text:p>
          </table:table-cell>
          <table:table-cell office:value-type="float" office:value="488">
            <text:p>488</text:p>
          </table:table-cell>
          <table:table-cell table:formula="of:=+[.D93]/[.C93]*100" office:value-type="float" office:value="31.2820512820513">
            <text:p>31.28205128205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69322">
            <text:p>16.69322</text:p>
          </table:table-cell>
          <table:table-cell office:value-type="float" office:value="1604">
            <text:p>1604</text:p>
          </table:table-cell>
          <table:table-cell office:value-type="float" office:value="532">
            <text:p>532</text:p>
          </table:table-cell>
          <table:table-cell table:formula="of:=+[.D94]/[.C94]*100" office:value-type="float" office:value="33.1670822942643">
            <text:p>33.16708229426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856584">
            <text:p>16.856584</text:p>
          </table:table-cell>
          <table:table-cell office:value-type="float" office:value="1527">
            <text:p>1527</text:p>
          </table:table-cell>
          <table:table-cell office:value-type="float" office:value="455">
            <text:p>455</text:p>
          </table:table-cell>
          <table:table-cell table:formula="of:=+[.D95]/[.C95]*100" office:value-type="float" office:value="29.7969875573019">
            <text:p>29.79698755730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141571">
            <text:p>16.141571</text:p>
          </table:table-cell>
          <table:table-cell office:value-type="float" office:value="1560">
            <text:p>1560</text:p>
          </table:table-cell>
          <table:table-cell office:value-type="float" office:value="488">
            <text:p>488</text:p>
          </table:table-cell>
          <table:table-cell table:formula="of:=+[.D96]/[.C96]*100" office:value-type="float" office:value="31.2820512820513">
            <text:p>31.28205128205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.484146">
            <text:p>15.484146</text:p>
          </table:table-cell>
          <table:table-cell office:value-type="float" office:value="1597">
            <text:p>1597</text:p>
          </table:table-cell>
          <table:table-cell office:value-type="float" office:value="523">
            <text:p>523</text:p>
          </table:table-cell>
          <table:table-cell table:formula="of:=+[.D97]/[.C97]*100" office:value-type="float" office:value="32.7489041953663">
            <text:p>32.748904195366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.195018">
            <text:p>16.195018</text:p>
          </table:table-cell>
          <table:table-cell office:value-type="float" office:value="1554">
            <text:p>1554</text:p>
          </table:table-cell>
          <table:table-cell office:value-type="float" office:value="480">
            <text:p>480</text:p>
          </table:table-cell>
          <table:table-cell table:formula="of:=+[.D98]/[.C98]*100" office:value-type="float" office:value="30.8880308880309">
            <text:p>30.88803088803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.67391">
            <text:p>17.67391</text:p>
          </table:table-cell>
          <table:table-cell office:value-type="float" office:value="1565">
            <text:p>1565</text:p>
          </table:table-cell>
          <table:table-cell office:value-type="float" office:value="491">
            <text:p>491</text:p>
          </table:table-cell>
          <table:table-cell table:formula="of:=+[.D99]/[.C99]*100" office:value-type="float" office:value="31.3738019169329">
            <text:p>31.373801916932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.642389">
            <text:p>15.642389</text:p>
          </table:table-cell>
          <table:table-cell office:value-type="float" office:value="1542">
            <text:p>1542</text:p>
          </table:table-cell>
          <table:table-cell office:value-type="float" office:value="468">
            <text:p>468</text:p>
          </table:table-cell>
          <table:table-cell table:formula="of:=+[.D100]/[.C100]*100" office:value-type="float" office:value="30.3501945525292">
            <text:p>30.350194552529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217302">
            <text:p>17.217302</text:p>
          </table:table-cell>
          <table:table-cell office:value-type="float" office:value="1626">
            <text:p>1626</text:p>
          </table:table-cell>
          <table:table-cell office:value-type="float" office:value="550">
            <text:p>550</text:p>
          </table:table-cell>
          <table:table-cell table:formula="of:=+[.D101]/[.C101]*100" office:value-type="float" office:value="33.8253382533825">
            <text:p>33.82533825338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.440827">
            <text:p>16.440827</text:p>
          </table:table-cell>
          <table:table-cell office:value-type="float" office:value="1618">
            <text:p>1618</text:p>
          </table:table-cell>
          <table:table-cell office:value-type="float" office:value="542">
            <text:p>542</text:p>
          </table:table-cell>
          <table:table-cell table:formula="of:=+[.D102]/[.C102]*100" office:value-type="float" office:value="33.4981458590853">
            <text:p>33.498145859085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.716422">
            <text:p>16.716422</text:p>
          </table:table-cell>
          <table:table-cell office:value-type="float" office:value="1572">
            <text:p>1572</text:p>
          </table:table-cell>
          <table:table-cell office:value-type="float" office:value="496">
            <text:p>496</text:p>
          </table:table-cell>
          <table:table-cell table:formula="of:=+[.D103]/[.C103]*100" office:value-type="float" office:value="31.5521628498728">
            <text:p>31.55216284987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117952">
            <text:p>17.117952</text:p>
          </table:table-cell>
          <table:table-cell office:value-type="float" office:value="1594">
            <text:p>1594</text:p>
          </table:table-cell>
          <table:table-cell office:value-type="float" office:value="518">
            <text:p>518</text:p>
          </table:table-cell>
          <table:table-cell table:formula="of:=+[.D104]/[.C104]*100" office:value-type="float" office:value="32.4968632371393">
            <text:p>32.496863237139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.892693">
            <text:p>15.892693</text:p>
          </table:table-cell>
          <table:table-cell office:value-type="float" office:value="1531">
            <text:p>1531</text:p>
          </table:table-cell>
          <table:table-cell office:value-type="float" office:value="453">
            <text:p>453</text:p>
          </table:table-cell>
          <table:table-cell table:formula="of:=+[.D105]/[.C105]*100" office:value-type="float" office:value="29.5885042455911">
            <text:p>29.58850424559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.710272">
            <text:p>18.710272</text:p>
          </table:table-cell>
          <table:table-cell office:value-type="float" office:value="1679">
            <text:p>1679</text:p>
          </table:table-cell>
          <table:table-cell office:value-type="float" office:value="601">
            <text:p>601</text:p>
          </table:table-cell>
          <table:table-cell table:formula="of:=+[.D106]/[.C106]*100" office:value-type="float" office:value="35.7951161405599">
            <text:p>35.795116140559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00358">
            <text:p>17.00358</text:p>
          </table:table-cell>
          <table:table-cell office:value-type="float" office:value="1566">
            <text:p>1566</text:p>
          </table:table-cell>
          <table:table-cell office:value-type="float" office:value="488">
            <text:p>488</text:p>
          </table:table-cell>
          <table:table-cell table:formula="of:=+[.D107]/[.C107]*100" office:value-type="float" office:value="31.1621966794381">
            <text:p>31.16219667943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240347">
            <text:p>17.240347</text:p>
          </table:table-cell>
          <table:table-cell office:value-type="float" office:value="1628">
            <text:p>1628</text:p>
          </table:table-cell>
          <table:table-cell office:value-type="float" office:value="550">
            <text:p>550</text:p>
          </table:table-cell>
          <table:table-cell table:formula="of:=+[.D108]/[.C108]*100" office:value-type="float" office:value="33.7837837837838">
            <text:p>33.78378378378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.284561">
            <text:p>16.284561</text:p>
          </table:table-cell>
          <table:table-cell office:value-type="float" office:value="1614">
            <text:p>1614</text:p>
          </table:table-cell>
          <table:table-cell office:value-type="float" office:value="534">
            <text:p>534</text:p>
          </table:table-cell>
          <table:table-cell table:formula="of:=+[.D109]/[.C109]*100" office:value-type="float" office:value="33.0855018587361">
            <text:p>33.085501858736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.657099">
            <text:p>15.657099</text:p>
          </table:table-cell>
          <table:table-cell office:value-type="float" office:value="1602">
            <text:p>1602</text:p>
          </table:table-cell>
          <table:table-cell office:value-type="float" office:value="522">
            <text:p>522</text:p>
          </table:table-cell>
          <table:table-cell table:formula="of:=+[.D110]/[.C110]*100" office:value-type="float" office:value="32.5842696629214">
            <text:p>32.58426966292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.266849">
            <text:p>15.266849</text:p>
          </table:table-cell>
          <table:table-cell office:value-type="float" office:value="1629">
            <text:p>1629</text:p>
          </table:table-cell>
          <table:table-cell office:value-type="float" office:value="549">
            <text:p>549</text:p>
          </table:table-cell>
          <table:table-cell table:formula="of:=+[.D111]/[.C111]*100" office:value-type="float" office:value="33.7016574585635">
            <text:p>33.70165745856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.514604">
            <text:p>16.514604</text:p>
          </table:table-cell>
          <table:table-cell office:value-type="float" office:value="1626">
            <text:p>1626</text:p>
          </table:table-cell>
          <table:table-cell office:value-type="float" office:value="546">
            <text:p>546</text:p>
          </table:table-cell>
          <table:table-cell table:formula="of:=+[.D112]/[.C112]*100" office:value-type="float" office:value="33.5793357933579">
            <text:p>33.57933579335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.68116">
            <text:p>14.68116</text:p>
          </table:table-cell>
          <table:table-cell office:value-type="float" office:value="1620">
            <text:p>1620</text:p>
          </table:table-cell>
          <table:table-cell office:value-type="float" office:value="538">
            <text:p>538</text:p>
          </table:table-cell>
          <table:table-cell table:formula="of:=+[.D113]/[.C113]*100" office:value-type="float" office:value="33.2098765432099">
            <text:p>33.209876543209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.146996">
            <text:p>16.146996</text:p>
          </table:table-cell>
          <table:table-cell office:value-type="float" office:value="1672">
            <text:p>1672</text:p>
          </table:table-cell>
          <table:table-cell office:value-type="float" office:value="590">
            <text:p>590</text:p>
          </table:table-cell>
          <table:table-cell table:formula="of:=+[.D114]/[.C114]*100" office:value-type="float" office:value="35.2870813397129">
            <text:p>35.28708133971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.086122">
            <text:p>15.086122</text:p>
          </table:table-cell>
          <table:table-cell office:value-type="float" office:value="1656">
            <text:p>1656</text:p>
          </table:table-cell>
          <table:table-cell office:value-type="float" office:value="574">
            <text:p>574</text:p>
          </table:table-cell>
          <table:table-cell table:formula="of:=+[.D115]/[.C115]*100" office:value-type="float" office:value="34.6618357487923">
            <text:p>34.66183574879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.963653">
            <text:p>16.963653</text:p>
          </table:table-cell>
          <table:table-cell office:value-type="float" office:value="1698">
            <text:p>1698</text:p>
          </table:table-cell>
          <table:table-cell office:value-type="float" office:value="616">
            <text:p>616</text:p>
          </table:table-cell>
          <table:table-cell table:formula="of:=+[.D116]/[.C116]*100" office:value-type="float" office:value="36.2779740871614">
            <text:p>36.27797408716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.646041">
            <text:p>17.646041</text:p>
          </table:table-cell>
          <table:table-cell office:value-type="float" office:value="1682">
            <text:p>1682</text:p>
          </table:table-cell>
          <table:table-cell office:value-type="float" office:value="598">
            <text:p>598</text:p>
          </table:table-cell>
          <table:table-cell table:formula="of:=+[.D117]/[.C117]*100" office:value-type="float" office:value="35.5529131985731">
            <text:p>35.55291319857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.334069">
            <text:p>16.334069</text:p>
          </table:table-cell>
          <table:table-cell office:value-type="float" office:value="1695">
            <text:p>1695</text:p>
          </table:table-cell>
          <table:table-cell office:value-type="float" office:value="611">
            <text:p>611</text:p>
          </table:table-cell>
          <table:table-cell table:formula="of:=+[.D118]/[.C118]*100" office:value-type="float" office:value="36.047197640118">
            <text:p>36.0471976401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.739705">
            <text:p>17.739705</text:p>
          </table:table-cell>
          <table:table-cell office:value-type="float" office:value="1674">
            <text:p>1674</text:p>
          </table:table-cell>
          <table:table-cell office:value-type="float" office:value="590">
            <text:p>590</text:p>
          </table:table-cell>
          <table:table-cell table:formula="of:=+[.D119]/[.C119]*100" office:value-type="float" office:value="35.2449223416965">
            <text:p>35.24492234169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.215473">
            <text:p>14.215473</text:p>
          </table:table-cell>
          <table:table-cell office:value-type="float" office:value="1634">
            <text:p>1634</text:p>
          </table:table-cell>
          <table:table-cell office:value-type="float" office:value="550">
            <text:p>550</text:p>
          </table:table-cell>
          <table:table-cell table:formula="of:=+[.D120]/[.C120]*100" office:value-type="float" office:value="33.6597307221542">
            <text:p>33.659730722154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.542456">
            <text:p>16.542456</text:p>
          </table:table-cell>
          <table:table-cell office:value-type="float" office:value="1685">
            <text:p>1685</text:p>
          </table:table-cell>
          <table:table-cell office:value-type="float" office:value="599">
            <text:p>599</text:p>
          </table:table-cell>
          <table:table-cell table:formula="of:=+[.D121]/[.C121]*100" office:value-type="float" office:value="35.5489614243323">
            <text:p>35.54896142433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.616176">
            <text:p>16.616176</text:p>
          </table:table-cell>
          <table:table-cell office:value-type="float" office:value="1595">
            <text:p>1595</text:p>
          </table:table-cell>
          <table:table-cell office:value-type="float" office:value="509">
            <text:p>509</text:p>
          </table:table-cell>
          <table:table-cell table:formula="of:=+[.D122]/[.C122]*100" office:value-type="float" office:value="31.9122257053292">
            <text:p>31.91222570532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.668312">
            <text:p>14.668312</text:p>
          </table:table-cell>
          <table:table-cell office:value-type="float" office:value="1684">
            <text:p>1684</text:p>
          </table:table-cell>
          <table:table-cell office:value-type="float" office:value="598">
            <text:p>598</text:p>
          </table:table-cell>
          <table:table-cell table:formula="of:=+[.D123]/[.C123]*100" office:value-type="float" office:value="35.5106888361045">
            <text:p>35.51068883610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.032718">
            <text:p>13.032718</text:p>
          </table:table-cell>
          <table:table-cell office:value-type="float" office:value="1622">
            <text:p>1622</text:p>
          </table:table-cell>
          <table:table-cell office:value-type="float" office:value="536">
            <text:p>536</text:p>
          </table:table-cell>
          <table:table-cell table:formula="of:=+[.D124]/[.C124]*100" office:value-type="float" office:value="33.0456226880395">
            <text:p>33.04562268803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6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6T16:51:54</dc:date>
    <dc:creator>io </dc:creator>
    <meta:document-statistic meta:table-count="1" meta:cell-count="620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42cm" svg:height="9.088cm" xlink:href=".." chart:class="chart:line" chart:style-name="ch1">
        <chart:legend chart:legend-position="end" svg:x="15.396cm" svg:y="4.075cm" chart:style-name="ch2"/>
        <chart:plot-area chart:style-name="ch3" table:cell-range-address="Sheet1.A1:Sheet1.B124 Sheet1.E1:Sheet1.E124" chart:data-source-has-labels="column" svg:x="0.352cm" svg:y="0.181cm" svg:width="14.693cm" svg:height="8.545cm">
          <chart:axis chart:dimension="x" chart:name="primary-x" chart:style-name="ch4">
            <chart:categories table:cell-range-address="Sheet1.A1:Sheet1.A1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4" chart:class="chart:line">
            <chart:data-point chart:repeated="124"/>
          </chart:series>
          <chart:series chart:style-name="ch7" chart:values-cell-range-address="Sheet1.E1:Sheet1.E124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124">1</text:p>
              </table:table-cell>
              <table:table-cell office:value-type="float" office:value="118.727112">
                <text:p text:id="Sheet1.B1:Sheet1.B124">118.727112</text:p>
              </table:table-cell>
              <table:table-cell office:value-type="float" office:value="0">
                <text:p text:id="Sheet1.E1:Sheet1.E124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9.111251">
                <text:p>119.11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8.501514">
                <text:p>118.50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8.673496">
                <text:p>118.67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681443">
                <text:p>64.681443</text:p>
              </table:table-cell>
              <table:table-cell office:value-type="float" office:value="3.47417840375587">
                <text:p>3.47417840375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670542">
                <text:p>64.670542</text:p>
              </table:table-cell>
              <table:table-cell office:value-type="float" office:value="3.65510777881912">
                <text:p>3.655107778819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348446">
                <text:p>64.348446</text:p>
              </table:table-cell>
              <table:table-cell office:value-type="float" office:value="3.47417840375587">
                <text:p>3.47417840375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570765">
                <text:p>64.570765</text:p>
              </table:table-cell>
              <table:table-cell office:value-type="float" office:value="3.65510777881912">
                <text:p>3.6551077788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891809">
                <text:p>47.891809</text:p>
              </table:table-cell>
              <table:table-cell office:value-type="float" office:value="6.95573622402891">
                <text:p>6.95573622402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46115">
                <text:p>45.746115</text:p>
              </table:table-cell>
              <table:table-cell office:value-type="float" office:value="5.59120073327223">
                <text:p>5.59120073327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360684">
                <text:p>46.360684</text:p>
              </table:table-cell>
              <table:table-cell office:value-type="float" office:value="5.59120073327223">
                <text:p>5.59120073327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551788">
                <text:p>45.551788</text:p>
              </table:table-cell>
              <table:table-cell office:value-type="float" office:value="5.4178145087236">
                <text:p>5.4178145087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940099">
                <text:p>43.940099</text:p>
              </table:table-cell>
              <table:table-cell office:value-type="float" office:value="8.59167404782994">
                <text:p>8.59167404782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738072">
                <text:p>48.738072</text:p>
              </table:table-cell>
              <table:table-cell office:value-type="float" office:value="9.79020979020979">
                <text:p>9.79020979020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40349">
                <text:p>40.040349</text:p>
              </table:table-cell>
              <table:table-cell office:value-type="float" office:value="7.27762803234501">
                <text:p>7.27762803234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50083">
                <text:p>47.50083</text:p>
              </table:table-cell>
              <table:table-cell office:value-type="float" office:value="8.75331564986738">
                <text:p>8.75331564986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932127">
                <text:p>39.932127</text:p>
              </table:table-cell>
              <table:table-cell office:value-type="float" office:value="11.3967437874893">
                <text:p>11.3967437874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735771">
                <text:p>43.73577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889665">
                <text:p>49.889665</text:p>
              </table:table-cell>
              <table:table-cell office:value-type="float" office:value="8.7378640776699">
                <text:p>8.7378640776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160544">
                <text:p>51.160544</text:p>
              </table:table-cell>
              <table:table-cell office:value-type="float" office:value="10.5536332179931">
                <text:p>10.5536332179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829185">
                <text:p>32.829185</text:p>
              </table:table-cell>
              <table:table-cell office:value-type="float" office:value="11.5286080273271">
                <text:p>11.5286080273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460184">
                <text:p>46.460184</text:p>
              </table:table-cell>
              <table:table-cell office:value-type="float" office:value="10.8433734939759">
                <text:p>10.8433734939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382127">
                <text:p>37.382127</text:p>
              </table:table-cell>
              <table:table-cell office:value-type="float" office:value="12.6475548060708">
                <text:p>12.6475548060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494746">
                <text:p>33.494746</text:p>
              </table:table-cell>
              <table:table-cell office:value-type="float" office:value="12.7946127946128">
                <text:p>12.7946127946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780032">
                <text:p>36.780032</text:p>
              </table:table-cell>
              <table:table-cell office:value-type="float" office:value="13.355592654424">
                <text:p>13.355592654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162408">
                <text:p>34.162408</text:p>
              </table:table-cell>
              <table:table-cell office:value-type="float" office:value="14.9180327868852">
                <text:p>14.9180327868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552751">
                <text:p>28.552751</text:p>
              </table:table-cell>
              <table:table-cell office:value-type="float" office:value="17.1588188347965">
                <text:p>17.1588188347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012611">
                <text:p>25.012611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378375">
                <text:p>26.378375</text:p>
              </table:table-cell>
              <table:table-cell office:value-type="float" office:value="15.240423797881">
                <text:p>15.240423797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192743">
                <text:p>28.192743</text:p>
              </table:table-cell>
              <table:table-cell office:value-type="float" office:value="16.5998396150762">
                <text:p>16.5998396150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897622">
                <text:p>28.897622</text:p>
              </table:table-cell>
              <table:table-cell office:value-type="float" office:value="15.240423797881">
                <text:p>15.240423797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765841">
                <text:p>26.765841</text:p>
              </table:table-cell>
              <table:table-cell office:value-type="float" office:value="15.7894736842105">
                <text:p>15.7894736842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874435">
                <text:p>30.874435</text:p>
              </table:table-cell>
              <table:table-cell office:value-type="float" office:value="16.7731629392971">
                <text:p>16.773162939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443089">
                <text:p>31.443089</text:p>
              </table:table-cell>
              <table:table-cell office:value-type="float" office:value="16.9059011164274">
                <text:p>16.9059011164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77409">
                <text:p>29.977409</text:p>
              </table:table-cell>
              <table:table-cell office:value-type="float" office:value="18.4025058731402">
                <text:p>18.4025058731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960008">
                <text:p>30.960008</text:p>
              </table:table-cell>
              <table:table-cell office:value-type="float" office:value="18.7207488299532">
                <text:p>18.7207488299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615457">
                <text:p>26.615457</text:p>
              </table:table-cell>
              <table:table-cell office:value-type="float" office:value="18.8180404354588">
                <text:p>18.8180404354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861355">
                <text:p>30.861355</text:p>
              </table:table-cell>
              <table:table-cell office:value-type="float" office:value="19.0697674418605">
                <text:p>19.0697674418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311583">
                <text:p>33.311583</text:p>
              </table:table-cell>
              <table:table-cell office:value-type="float" office:value="16.5467625899281">
                <text:p>16.5467625899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36241">
                <text:p>29.336241</text:p>
              </table:table-cell>
              <table:table-cell office:value-type="float" office:value="17.8599527930763">
                <text:p>17.8599527930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339307">
                <text:p>23.339307</text:p>
              </table:table-cell>
              <table:table-cell office:value-type="float" office:value="20.7575757575758">
                <text:p>20.7575757575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7865">
                <text:p>22.927865</text:p>
              </table:table-cell>
              <table:table-cell office:value-type="float" office:value="19.2901234567901">
                <text:p>19.2901234567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645567">
                <text:p>26.645567</text:p>
              </table:table-cell>
              <table:table-cell office:value-type="float" office:value="17.5078864353312">
                <text:p>17.5078864353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265534">
                <text:p>28.265534</text:p>
              </table:table-cell>
              <table:table-cell office:value-type="float" office:value="19.1653786707883">
                <text:p>19.1653786707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75405">
                <text:p>25.175405</text:p>
              </table:table-cell>
              <table:table-cell office:value-type="float" office:value="20.3647416413374">
                <text:p>20.3647416413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576084">
                <text:p>23.576084</text:p>
              </table:table-cell>
              <table:table-cell office:value-type="float" office:value="22.7138643067847">
                <text:p>22.7138643067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984201">
                <text:p>23.984201</text:p>
              </table:table-cell>
              <table:table-cell office:value-type="float" office:value="21.6741405082212">
                <text:p>21.6741405082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809529">
                <text:p>27.809529</text:p>
              </table:table-cell>
              <table:table-cell office:value-type="float" office:value="18.8226181254841">
                <text:p>18.8226181254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62168">
                <text:p>23.62168</text:p>
              </table:table-cell>
              <table:table-cell office:value-type="float" office:value="22.8508449669361">
                <text:p>22.8508449669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93414">
                <text:p>23.893414</text:p>
              </table:table-cell>
              <table:table-cell office:value-type="float" office:value="21.3483146067416">
                <text:p>21.3483146067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578382">
                <text:p>28.578382</text:p>
              </table:table-cell>
              <table:table-cell office:value-type="float" office:value="21.5832710978342">
                <text:p>21.5832710978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516567">
                <text:p>24.516567</text:p>
              </table:table-cell>
              <table:table-cell office:value-type="float" office:value="20.5147615442846">
                <text:p>20.5147615442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925967">
                <text:p>24.925967</text:p>
              </table:table-cell>
              <table:table-cell office:value-type="float" office:value="24.4795405599426">
                <text:p>24.4795405599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259068">
                <text:p>21.259068</text:p>
              </table:table-cell>
              <table:table-cell office:value-type="float" office:value="21.7843866171004">
                <text:p>21.7843866171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429726">
                <text:p>25.429726</text:p>
              </table:table-cell>
              <table:table-cell office:value-type="float" office:value="23.6574746008708">
                <text:p>23.6574746008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68792">
                <text:p>20.568792</text:p>
              </table:table-cell>
              <table:table-cell office:value-type="float" office:value="22.8173147468819">
                <text:p>22.8173147468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763022">
                <text:p>19.763022</text:p>
              </table:table-cell>
              <table:table-cell office:value-type="float" office:value="23.0656934306569">
                <text:p>23.0656934306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23615">
                <text:p>21.523615</text:p>
              </table:table-cell>
              <table:table-cell office:value-type="float" office:value="24.4985673352436">
                <text:p>24.4985673352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704733">
                <text:p>20.704733</text:p>
              </table:table-cell>
              <table:table-cell office:value-type="float" office:value="25.8268824771288">
                <text:p>25.8268824771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191597">
                <text:p>20.191597</text:p>
              </table:table-cell>
              <table:table-cell office:value-type="float" office:value="22.8404099560761">
                <text:p>22.8404099560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620175">
                <text:p>20.620175</text:p>
              </table:table-cell>
              <table:table-cell office:value-type="float" office:value="25.6861365235749">
                <text:p>25.6861365235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857208">
                <text:p>21.857208</text:p>
              </table:table-cell>
              <table:table-cell office:value-type="float" office:value="24.1923905240488">
                <text:p>24.1923905240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74327">
                <text:p>23.74327</text:p>
              </table:table-cell>
              <table:table-cell office:value-type="float" office:value="26.5646731571627">
                <text:p>26.5646731571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796847">
                <text:p>20.796847</text:p>
              </table:table-cell>
              <table:table-cell office:value-type="float" office:value="23.8095238095238">
                <text:p>23.8095238095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68127">
                <text:p>19.368127</text:p>
              </table:table-cell>
              <table:table-cell office:value-type="float" office:value="25.4929577464789">
                <text:p>25.4929577464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074024">
                <text:p>22.074024</text:p>
              </table:table-cell>
              <table:table-cell office:value-type="float" office:value="26.3743910925539">
                <text:p>26.3743910925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85263">
                <text:p>22.585263</text:p>
              </table:table-cell>
              <table:table-cell office:value-type="float" office:value="24.3745532523231">
                <text:p>24.3745532523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064893">
                <text:p>21.064893</text:p>
              </table:table-cell>
              <table:table-cell office:value-type="float" office:value="27.4348422496571">
                <text:p>27.4348422496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3041">
                <text:p>18.23041</text:p>
              </table:table-cell>
              <table:table-cell office:value-type="float" office:value="26.3888888888889">
                <text:p>26.3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799107">
                <text:p>18.799107</text:p>
              </table:table-cell>
              <table:table-cell office:value-type="float" office:value="26.9972451790634">
                <text:p>26.9972451790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28046">
                <text:p>21.328046</text:p>
              </table:table-cell>
              <table:table-cell office:value-type="float" office:value="24.9823071479122">
                <text:p>24.9823071479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2828">
                <text:p>17.782828</text:p>
              </table:table-cell>
              <table:table-cell office:value-type="float" office:value="28.1842818428184">
                <text:p>28.1842818428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87467">
                <text:p>18.387467</text:p>
              </table:table-cell>
              <table:table-cell office:value-type="float" office:value="29.105473965287">
                <text:p>29.105473965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16821">
                <text:p>22.16821</text:p>
              </table:table-cell>
              <table:table-cell office:value-type="float" office:value="26.5051903114187">
                <text:p>26.5051903114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34574">
                <text:p>16.734574</text:p>
              </table:table-cell>
              <table:table-cell office:value-type="float" office:value="29.3413173652695">
                <text:p>29.3413173652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763407">
                <text:p>20.763407</text:p>
              </table:table-cell>
              <table:table-cell office:value-type="float" office:value="28.3884018880647">
                <text:p>28.3884018880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13661">
                <text:p>19.513661</text:p>
              </table:table-cell>
              <table:table-cell office:value-type="float" office:value="27.3224043715847">
                <text:p>27.3224043715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74163">
                <text:p>16.674163</text:p>
              </table:table-cell>
              <table:table-cell office:value-type="float" office:value="26.2135922330097">
                <text:p>26.2135922330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801234">
                <text:p>18.801234</text:p>
              </table:table-cell>
              <table:table-cell office:value-type="float" office:value="27.569775357386">
                <text:p>27.569775357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25032">
                <text:p>16.025032</text:p>
              </table:table-cell>
              <table:table-cell office:value-type="float" office:value="26.417704011065">
                <text:p>26.417704011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85984">
                <text:p>20.285984</text:p>
              </table:table-cell>
              <table:table-cell office:value-type="float" office:value="27.5815217391304">
                <text:p>27.581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091737">
                <text:p>21.091737</text:p>
              </table:table-cell>
              <table:table-cell office:value-type="float" office:value="31.5789473684211">
                <text:p>31.5789473684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58123">
                <text:p>20.258123</text:p>
              </table:table-cell>
              <table:table-cell office:value-type="float" office:value="29.2634372926344">
                <text:p>29.2634372926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20819">
                <text:p>16.920819</text:p>
              </table:table-cell>
              <table:table-cell office:value-type="float" office:value="29.5439524124256">
                <text:p>29.5439524124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38178">
                <text:p>17.138178</text:p>
              </table:table-cell>
              <table:table-cell office:value-type="float" office:value="27.8378378378378">
                <text:p>27.8378378378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16584">
                <text:p>19.16584</text:p>
              </table:table-cell>
              <table:table-cell office:value-type="float" office:value="29.8291721419185">
                <text:p>29.8291721419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006047">
                <text:p>18.006047</text:p>
              </table:table-cell>
              <table:table-cell office:value-type="float" office:value="27.2974812797822">
                <text:p>27.2974812797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9267">
                <text:p>17.059267</text:p>
              </table:table-cell>
              <table:table-cell office:value-type="float" office:value="28.6096256684492">
                <text:p>28.6096256684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461348">
                <text:p>18.461348</text:p>
              </table:table-cell>
              <table:table-cell office:value-type="float" office:value="31.1010946555055">
                <text:p>31.1010946555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811143">
                <text:p>19.811143</text:p>
              </table:table-cell>
              <table:table-cell office:value-type="float" office:value="32.8311362209667">
                <text:p>32.8311362209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297309">
                <text:p>17.297309</text:p>
              </table:table-cell>
              <table:table-cell office:value-type="float" office:value="31.0122501611863">
                <text:p>31.0122501611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8492">
                <text:p>16.78492</text:p>
              </table:table-cell>
              <table:table-cell office:value-type="float" office:value="31.7602040816327">
                <text:p>31.7602040816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709245">
                <text:p>16.709245</text:p>
              </table:table-cell>
              <table:table-cell office:value-type="float" office:value="31.2820512820513">
                <text:p>31.2820512820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69322">
                <text:p>16.69322</text:p>
              </table:table-cell>
              <table:table-cell office:value-type="float" office:value="33.1670822942643">
                <text:p>33.1670822942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856584">
                <text:p>16.856584</text:p>
              </table:table-cell>
              <table:table-cell office:value-type="float" office:value="29.7969875573019">
                <text:p>29.7969875573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141571">
                <text:p>16.141571</text:p>
              </table:table-cell>
              <table:table-cell office:value-type="float" office:value="31.2820512820513">
                <text:p>31.2820512820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484146">
                <text:p>15.484146</text:p>
              </table:table-cell>
              <table:table-cell office:value-type="float" office:value="32.7489041953663">
                <text:p>32.7489041953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195018">
                <text:p>16.195018</text:p>
              </table:table-cell>
              <table:table-cell office:value-type="float" office:value="30.8880308880309">
                <text:p>30.8880308880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67391">
                <text:p>17.67391</text:p>
              </table:table-cell>
              <table:table-cell office:value-type="float" office:value="31.3738019169329">
                <text:p>31.3738019169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642389">
                <text:p>15.642389</text:p>
              </table:table-cell>
              <table:table-cell office:value-type="float" office:value="30.3501945525292">
                <text:p>30.3501945525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217302">
                <text:p>17.217302</text:p>
              </table:table-cell>
              <table:table-cell office:value-type="float" office:value="33.8253382533825">
                <text:p>33.8253382533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40827">
                <text:p>16.440827</text:p>
              </table:table-cell>
              <table:table-cell office:value-type="float" office:value="33.4981458590853">
                <text:p>33.4981458590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16422">
                <text:p>16.716422</text:p>
              </table:table-cell>
              <table:table-cell office:value-type="float" office:value="31.5521628498728">
                <text:p>31.5521628498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117952">
                <text:p>17.117952</text:p>
              </table:table-cell>
              <table:table-cell office:value-type="float" office:value="32.4968632371393">
                <text:p>32.4968632371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92693">
                <text:p>15.892693</text:p>
              </table:table-cell>
              <table:table-cell office:value-type="float" office:value="29.5885042455911">
                <text:p>29.5885042455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710272">
                <text:p>18.710272</text:p>
              </table:table-cell>
              <table:table-cell office:value-type="float" office:value="35.7951161405599">
                <text:p>35.7951161405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00358">
                <text:p>17.00358</text:p>
              </table:table-cell>
              <table:table-cell office:value-type="float" office:value="31.1621966794381">
                <text:p>31.1621966794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40347">
                <text:p>17.240347</text:p>
              </table:table-cell>
              <table:table-cell office:value-type="float" office:value="33.7837837837838">
                <text:p>33.7837837837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284561">
                <text:p>16.284561</text:p>
              </table:table-cell>
              <table:table-cell office:value-type="float" office:value="33.0855018587361">
                <text:p>33.0855018587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57099">
                <text:p>15.657099</text:p>
              </table:table-cell>
              <table:table-cell office:value-type="float" office:value="32.5842696629214">
                <text:p>32.5842696629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266849">
                <text:p>15.266849</text:p>
              </table:table-cell>
              <table:table-cell office:value-type="float" office:value="33.7016574585635">
                <text:p>33.7016574585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14604">
                <text:p>16.514604</text:p>
              </table:table-cell>
              <table:table-cell office:value-type="float" office:value="33.5793357933579">
                <text:p>33.579335793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68116">
                <text:p>14.68116</text:p>
              </table:table-cell>
              <table:table-cell office:value-type="float" office:value="33.2098765432099">
                <text:p>33.2098765432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146996">
                <text:p>16.146996</text:p>
              </table:table-cell>
              <table:table-cell office:value-type="float" office:value="35.2870813397129">
                <text:p>35.2870813397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86122">
                <text:p>15.086122</text:p>
              </table:table-cell>
              <table:table-cell office:value-type="float" office:value="34.6618357487923">
                <text:p>34.6618357487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963653">
                <text:p>16.963653</text:p>
              </table:table-cell>
              <table:table-cell office:value-type="float" office:value="36.2779740871614">
                <text:p>36.2779740871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646041">
                <text:p>17.646041</text:p>
              </table:table-cell>
              <table:table-cell office:value-type="float" office:value="35.5529131985731">
                <text:p>35.5529131985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334069">
                <text:p>16.334069</text:p>
              </table:table-cell>
              <table:table-cell office:value-type="float" office:value="36.047197640118">
                <text:p>36.047197640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39705">
                <text:p>17.739705</text:p>
              </table:table-cell>
              <table:table-cell office:value-type="float" office:value="35.2449223416965">
                <text:p>35.24492234169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215473">
                <text:p>14.215473</text:p>
              </table:table-cell>
              <table:table-cell office:value-type="float" office:value="33.6597307221542">
                <text:p>33.6597307221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542456">
                <text:p>16.542456</text:p>
              </table:table-cell>
              <table:table-cell office:value-type="float" office:value="35.5489614243323">
                <text:p>35.5489614243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616176">
                <text:p>16.616176</text:p>
              </table:table-cell>
              <table:table-cell office:value-type="float" office:value="31.9122257053292">
                <text:p>31.9122257053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668312">
                <text:p>14.668312</text:p>
              </table:table-cell>
              <table:table-cell office:value-type="float" office:value="35.5106888361045">
                <text:p>35.5106888361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32718">
                <text:p>13.032718</text:p>
              </table:table-cell>
              <table:table-cell office:value-type="float" office:value="33.0456226880395">
                <text:p>33.0456226880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